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93046" officeooo:paragraph-rsid="00193046"/>
    </style:style>
    <style:style style:name="P2" style:family="paragraph" style:parent-style-name="Text_20_body">
      <style:text-properties officeooo:rsid="00193046" officeooo:paragraph-rsid="00193046"/>
    </style:style>
    <style:style style:name="P3" style:family="paragraph" style:parent-style-name="Text_20_body">
      <style:text-properties officeooo:rsid="00193046" officeooo:paragraph-rsid="001e44dc"/>
    </style:style>
    <style:style style:name="P4" style:family="paragraph" style:parent-style-name="Text_20_body">
      <style:text-properties officeooo:paragraph-rsid="00193046"/>
    </style:style>
    <style:style style:name="P5" style:family="paragraph" style:parent-style-name="Text_20_body">
      <style:text-properties officeooo:paragraph-rsid="001e40f5"/>
    </style:style>
    <style:style style:name="P6" style:family="paragraph" style:parent-style-name="Text_20_body">
      <style:text-properties officeooo:paragraph-rsid="001f6dc6"/>
    </style:style>
    <style:style style:name="P7" style:family="paragraph" style:parent-style-name="Text_20_body">
      <style:text-properties style:font-name="Liberation Serif" fo:font-weight="bold" officeooo:rsid="001fbbef" officeooo:paragraph-rsid="002f59a1" style:font-weight-asian="bold" style:font-weight-complex="bold"/>
    </style:style>
    <style:style style:name="P8" style:family="paragraph" style:parent-style-name="Text_20_body">
      <style:text-properties officeooo:rsid="0025eb26" officeooo:paragraph-rsid="0025eb26"/>
    </style:style>
    <style:style style:name="P9" style:family="paragraph" style:parent-style-name="Text_20_body">
      <style:text-properties officeooo:rsid="0025eb26" officeooo:paragraph-rsid="00347896"/>
    </style:style>
    <style:style style:name="P10" style:family="paragraph" style:parent-style-name="Text_20_body">
      <style:text-properties officeooo:rsid="0027d5a1" officeooo:paragraph-rsid="0027d5a1"/>
    </style:style>
    <style:style style:name="P11" style:family="paragraph" style:parent-style-name="Text_20_body">
      <style:text-properties officeooo:rsid="0029c7cd" officeooo:paragraph-rsid="0029c7cd"/>
    </style:style>
    <style:style style:name="P12" style:family="paragraph" style:parent-style-name="Text_20_body">
      <style:text-properties officeooo:rsid="002ad375" officeooo:paragraph-rsid="002ad375"/>
    </style:style>
    <style:style style:name="P13" style:family="paragraph" style:parent-style-name="Text_20_body">
      <style:text-properties officeooo:paragraph-rsid="002cb788"/>
    </style:style>
    <style:style style:name="P14" style:family="paragraph" style:parent-style-name="Text_20_body">
      <style:text-properties officeooo:rsid="002ea036" officeooo:paragraph-rsid="002f59a1"/>
    </style:style>
    <style:style style:name="P15" style:family="paragraph" style:parent-style-name="Text_20_body">
      <style:text-properties officeooo:rsid="002f59a1" officeooo:paragraph-rsid="002f59a1"/>
    </style:style>
    <style:style style:name="P16" style:family="paragraph" style:parent-style-name="Text_20_body">
      <style:text-properties officeooo:rsid="00347896" officeooo:paragraph-rsid="00347896"/>
    </style:style>
    <style:style style:name="P17" style:family="paragraph" style:parent-style-name="Text_20_body">
      <style:text-properties officeooo:rsid="00347896" officeooo:paragraph-rsid="0025eb26"/>
    </style:style>
    <style:style style:name="P18" style:family="paragraph" style:parent-style-name="Text_20_body">
      <style:text-properties officeooo:paragraph-rsid="00347896"/>
    </style:style>
    <style:style style:name="P19" style:family="paragraph" style:parent-style-name="Text_20_body">
      <style:paragraph-properties fo:margin-left="0in" fo:margin-right="0in" fo:text-indent="0in" style:auto-text-indent="false"/>
      <style:text-properties officeooo:paragraph-rsid="001e40f5"/>
    </style:style>
    <style:style style:name="P20" style:family="paragraph" style:parent-style-name="Text_20_body">
      <style:paragraph-properties fo:break-before="page"/>
      <style:text-properties officeooo:rsid="0025eb26" officeooo:paragraph-rsid="001fbbef"/>
    </style:style>
    <style:style style:name="P21" style:family="paragraph" style:parent-style-name="Text_20_body">
      <style:paragraph-properties fo:break-before="page"/>
      <style:text-properties officeooo:rsid="00193046" officeooo:paragraph-rsid="00193046"/>
    </style:style>
    <style:style style:name="P22" style:family="paragraph" style:parent-style-name="Heading_20_2">
      <style:paragraph-properties fo:text-align="center" style:justify-single-word="false" fo:break-before="page"/>
      <style:text-properties fo:font-weight="bold" officeooo:rsid="00347896" officeooo:paragraph-rsid="00347896" style:font-weight-asian="bold" style:font-weight-complex="bold"/>
    </style:style>
    <style:style style:name="P23" style:family="paragraph" style:parent-style-name="Heading_20_1">
      <style:paragraph-properties fo:text-align="center" style:justify-single-word="false"/>
      <style:text-properties fo:font-weight="bold" officeooo:rsid="00347896" officeooo:paragraph-rsid="00347896" style:font-weight-asian="bold" style:font-weight-complex="bold"/>
    </style:style>
    <style:style style:name="P24" style:family="paragraph" style:parent-style-name="Heading_20_2">
      <style:text-properties officeooo:paragraph-rsid="002cb788"/>
    </style:style>
    <style:style style:name="P25" style:family="paragraph" style:parent-style-name="Heading_20_2">
      <style:text-properties officeooo:rsid="002ea036" officeooo:paragraph-rsid="002ea036"/>
    </style:style>
    <style:style style:name="P26" style:family="paragraph" style:parent-style-name="Heading_20_2">
      <style:paragraph-properties fo:text-align="center" style:justify-single-word="false" fo:break-before="page"/>
      <style:text-properties fo:font-weight="bold" officeooo:rsid="002cb788" officeooo:paragraph-rsid="002cb788" style:font-weight-asian="bold" style:font-weight-complex="bold"/>
    </style:style>
    <style:style style:name="P27" style:family="paragraph" style:parent-style-name="Heading_20_3">
      <style:text-properties officeooo:rsid="00193046" officeooo:paragraph-rsid="00193046"/>
    </style:style>
    <style:style style:name="P28" style:family="paragraph" style:parent-style-name="Heading_20_3" style:list-style-name=""/>
    <style:style style:name="P29" style:family="paragraph" style:parent-style-name="Heading_20_3">
      <style:text-properties officeooo:rsid="00347896" officeooo:paragraph-rsid="00347896"/>
    </style:style>
    <style:style style:name="P30" style:family="paragraph" style:parent-style-name="Heading_20_3">
      <style:paragraph-properties fo:break-before="page"/>
    </style:style>
    <style:style style:name="P31" style:family="paragraph" style:parent-style-name="Text_20_body">
      <style:text-properties officeooo:rsid="002f59a1" officeooo:paragraph-rsid="0034aa07"/>
    </style:style>
    <style:style style:name="P32" style:family="paragraph" style:parent-style-name="Text_20_body">
      <style:text-properties officeooo:paragraph-rsid="0034aa07"/>
    </style:style>
    <style:style style:name="P33" style:family="paragraph">
      <loext:graphic-properties draw:fill-color="#99ffcc"/>
    </style:style>
    <style:style style:name="P34" style:family="paragraph">
      <loext:graphic-properties draw:fill="none" draw:fill-color="#ffffff"/>
    </style:style>
    <style:style style:name="P35" style:family="paragraph">
      <loext:graphic-properties draw:fill="none" draw:fill-color="#ffffff"/>
      <style:text-properties fo:font-size="12pt"/>
    </style:style>
    <style:style style:name="P36" style:family="paragraph">
      <style:paragraph-properties fo:text-align="start"/>
    </style:style>
    <style:style style:name="P37" style:family="paragraph">
      <loext:graphic-properties draw:fill-color="#99cccc"/>
    </style:style>
    <style:style style:name="P38" style:family="paragraph">
      <loext:graphic-properties draw:fill-color="#ccffff"/>
    </style:style>
    <style:style style:name="P39" style:family="paragraph">
      <loext:graphic-properties draw:fill-color="#ccccff"/>
      <style:paragraph-properties fo:text-align="center"/>
      <style:text-properties fo:font-size="12pt"/>
    </style:style>
    <style:style style:name="P40" style:family="paragraph">
      <style:paragraph-properties fo:text-align="center"/>
    </style:style>
    <style:style style:name="P41" style:family="paragraph">
      <loext:graphic-properties draw:fill-color="#ccccff"/>
      <style:paragraph-properties fo:text-align="center"/>
    </style:style>
    <style:style style:name="P42" style:family="paragraph">
      <loext:graphic-properties draw:fill-color="#ff33ff"/>
    </style:style>
    <style:style style:name="T1" style:family="text">
      <style:text-properties fo:color="#6666ff"/>
    </style:style>
    <style:style style:name="T2" style:family="text">
      <style:text-properties officeooo:rsid="000cfc2d"/>
    </style:style>
    <style:style style:name="T3" style:family="text">
      <style:text-properties officeooo:rsid="001e44dc"/>
    </style:style>
    <style:style style:name="T4" style:family="text">
      <style:text-properties officeooo:rsid="001f6dc6"/>
    </style:style>
    <style:style style:name="T5" style:family="text">
      <style:text-properties fo:font-style="italic" officeooo:rsid="002ad375" style:font-style-asian="italic" style:font-style-complex="italic"/>
    </style:style>
    <style:style style:name="T6" style:family="text">
      <style:text-properties officeooo:rsid="0027d5a1"/>
    </style:style>
    <style:style style:name="T7" style:family="text">
      <style:text-properties officeooo:rsid="002aaaa2"/>
    </style:style>
    <style:style style:name="T8" style:family="text">
      <style:text-properties officeooo:rsid="002ad375"/>
    </style:style>
    <style:style style:name="T9" style:family="text">
      <style:text-properties officeooo:rsid="002cb788"/>
    </style:style>
    <style:style style:name="T10" style:family="text">
      <style:text-properties officeooo:rsid="002f59a1"/>
    </style:style>
    <style:style style:name="T11" style:family="text">
      <style:text-properties officeooo:rsid="003153dc"/>
    </style:style>
    <style:style style:name="T12" style:family="text">
      <style:text-properties officeooo:rsid="00330f31"/>
    </style:style>
    <style:style style:name="T13" style:family="text">
      <style:text-properties officeooo:rsid="00347896"/>
    </style:style>
    <style:style style:name="T14" style:family="text">
      <style:text-properties officeooo:rsid="0034aa07"/>
    </style:style>
    <style:style style:name="T15" style:family="text">
      <style:text-properties fo:font-size="12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99ffcc" draw:textarea-horizontal-align="justify" draw:textarea-vertical-align="middle" draw:auto-grow-height="false" fo:min-height="0.448in" fo:min-width="3.4583in" style:run-through="foreground"/>
    </style:style>
    <style:style style:name="gr3" style:family="graphic">
      <style:graphic-properties draw:textarea-horizontal-align="justify" draw:textarea-vertical-align="middle" draw:auto-grow-height="false" fo:min-height="0.448in" fo:min-width="3.4583in" style:run-through="foreground"/>
    </style:style>
    <style:style style:name="gr4" style:family="graphic">
      <style:graphic-properties draw:stroke="none" svg:stroke-color="#000000" draw:fill="none" draw:fill-color="#ffffff" fo:min-height="0.3839in" style:run-through="foreground"/>
    </style:style>
    <style:style style:name="gr5" style:family="graphic">
      <style:graphic-properties draw:stroke="none" svg:stroke-color="#000000" draw:fill="none" draw:fill-color="#ffffff" fo:min-height="0.3126in" style:run-through="foreground"/>
    </style:style>
    <style:style style:name="gr6" style:family="graphic">
      <style:graphic-properties draw:stroke="none" svg:stroke-color="#000000" draw:fill="none" draw:fill-color="#ffffff" fo:min-height="0.5756in" style:run-through="foreground"/>
    </style:style>
    <style:style style:name="gr7" style:family="graphic">
      <style:graphic-properties draw:stroke="none" svg:stroke-color="#000000" draw:fill="none" draw:fill-color="#ffffff" fo:min-height="0.4898in" style:run-through="foreground"/>
    </style:style>
    <style:style style:name="gr8" style:family="graphic">
      <style:graphic-properties draw:textarea-horizontal-align="justify" draw:textarea-vertical-align="middle" draw:auto-grow-height="false" fo:min-height="0.4654in" fo:min-width="0.1098in" style:run-through="foreground"/>
    </style:style>
    <style:style style:name="gr9" style:family="graphic">
      <style:graphic-properties draw:stroke="none" svg:stroke-color="#000000" draw:fill="none" draw:fill-color="#ffffff" fo:min-height="1.0071in" style:run-through="foreground"/>
    </style:style>
    <style:style style:name="gr10" style:family="graphic">
      <style:graphic-properties svg:stroke-color="#000000" draw:fill-color="#99cccc" draw:textarea-horizontal-align="justify" draw:textarea-vertical-align="middle" draw:auto-grow-height="false" fo:min-height="0.448in" fo:min-width="0.8543in" style:run-through="foreground"/>
    </style:style>
    <style:style style:name="gr11" style:family="graphic">
      <style:graphic-properties draw:fill-color="#ccffff" draw:textarea-horizontal-align="justify" draw:textarea-vertical-align="middle" draw:auto-grow-height="false" fo:min-height="0.2555in" fo:min-width="0.0417in" style:run-through="foreground"/>
    </style:style>
    <style:style style:name="gr12" style:family="graphic">
      <style:graphic-properties style:run-through="foreground"/>
    </style:style>
    <style:style style:name="gr13" style:family="graphic">
      <style:graphic-properties draw:fill-color="#ccccff" draw:textarea-horizontal-align="justify" draw:textarea-vertical-align="middle" draw:auto-grow-height="false" fo:min-height="0.4484in" fo:min-width="0.3862in" style:run-through="foreground"/>
    </style:style>
    <style:style style:name="gr14" style:family="graphic">
      <style:graphic-properties draw:stroke="none" svg:stroke-color="#000000" draw:marker-start="Arrowheads_20_1" draw:fill="none" draw:fill-color="#ffffff" fo:min-height="0.448in" style:run-through="foreground"/>
    </style:style>
    <style:style style:name="gr15" style:family="graphic">
      <style:graphic-properties draw:stroke="dash" draw:stroke-dash="Ultrafine_20_Dashed" draw:textarea-horizontal-align="center" draw:textarea-vertical-align="middle" style:run-through="foreground"/>
    </style:style>
    <style:style style:name="gr16" style:family="graphic">
      <style:graphic-properties draw:stroke="none" draw:stroke-dash="Dashed_20__28_var_29__20_4" svg:stroke-color="#000000" draw:marker-start="Arrowheads_20_1" draw:fill="none" draw:fill-color="#ffffff" fo:min-height="0.5756in" style:run-through="foreground"/>
    </style:style>
    <style:style style:name="gr17" style:family="graphic">
      <style:graphic-properties draw:textarea-horizontal-align="justify" draw:textarea-vertical-align="middle" draw:auto-grow-height="false" fo:min-height="0.448in" fo:min-width="3.4583in"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398in"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854in"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7673i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4654in" fo:min-width="0.1098in"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9591in"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99cccc" draw:textarea-horizontal-align="justify" draw:textarea-vertical-align="middle" draw:auto-grow-height="false" fo:min-height="0.448in" fo:min-width="0.8543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color="#ccccff" draw:textarea-horizontal-align="justify" draw:textarea-vertical-align="middle" draw:auto-grow-height="false" fo:min-height="0.448in" fo:min-width="0.4374in"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draw:marker-start="Arrowheads_20_1" draw:fill-color="#ff33ff" draw:textarea-horizontal-align="justify" draw:textarea-vertical-align="middle" draw:auto-grow-height="false" fo:min-height="0.448in" fo:min-width="1.052in"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3839in"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solid" draw:marker-start="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marker-start="Arrowheads_20_1" draw:fill="none" draw:fill-color="#ffffff" fo:min-height="0.448in"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ed_20__28_var_29__20_4" svg:stroke-color="#000000" draw:marker-start="Arrowheads_20_1" draw:fill="none" draw:fill-color="#ffffff" fo:min-height="0.5756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XL-WDDM-DOD</text:p>
      <text:p text:style-name="P3"/>
      <text:p text:style-name="P3">Th<text:span text:style-name="T3">e driver is based on </text:span><text:a xlink:type="simple" xlink:href="http://git.app.eng.bos.redhat.com/git/spice/win/spice-wddm-qxl.git/" text:style-name="Internet_20_link" text:visited-style-name="Visited_20_Internet_20_Link">http://git.app.eng.bos.redhat.com/git/spice/win/spice-wddm-qxl.git/</text:a> v12. <text:s/>As we decided, this driver will support only Windows 10 and above. <text:s/>It has been build with the Windows 10 WDK using Visual Studio <text:span text:style-name="T4">2015</text:span>. <text:span text:style-name="T3">The repo is </text:span><text:a xlink:type="simple" xlink:href="http://git.engineering.redhat.com/git/users/sstutsma/qxl-wddm-dod.git/" text:style-name="Internet_20_link" text:visited-style-name="Visited_20_Internet_20_Link"><text:span text:style-name="T3">http://git.engineering.redhat.com/git/users/sstutsma/qxl-wddm-dod.git/</text:span></text:a><text:span text:style-name="T3">.</text:span></text:p>
      <text:p text:style-name="P2">Changes since v12 fall into just a few categories <text:span text:style-name="T4">(not in commit order)</text:span>:</text:p>
      <text:h text:style-name="P27" text:outline-level="3">Code Integrity/Correctness/Clean up/Build </text:h>
      <text:p text:style-name="Text_20_body"><text:span text:style-name="T1"><text:s/></text:span><text:a xlink:type="simple" xlink:href="http://git.engineering.redhat.com/git/users/sstutsma/qxl-wddm-dod.git/commit/?h=devel&amp;id=f1ea78fa53256b2a8d61597c848052ff8d830786" text:style-name="Internet_20_link" text:visited-style-name="Visited_20_Internet_20_Link">Upgrade to Windows 10 WDK</text:a><text:line-break/> <text:s text:c="3"/>Added delete operator. <text:s/>Added Win10 configurations and removed older ones.</text:p>
      <text:p text:style-name="P5"><text:a xlink:type="simple" xlink:href="http://git.engineering.redhat.com/git/users/sstutsma/qxl-wddm-dod.git/commit/?h=devel&amp;id=0586a23aec061d101dc5342b78ba75926d39bff3" text:style-name="Internet_20_link" text:visited-style-name="Visited_20_Internet_20_Link">Fix Code Integrity error generated by the Drive Verifier</text:a><text:line-break/> <text:s text:c="3"/>Add MdlMappingNoExecute to MmGetSystemAddressForMDLSafe call in<text:line-break/> <text:s text:c="3"/>ExecutePresentDisplayOnly.</text:p>
      <text:p text:style-name="Text_20_body"><text:a xlink:type="simple" xlink:href="http://git.engineering.redhat.com/git/users/sstutsma/qxl-wddm-dod.git/commit/?h=devel&amp;id=d05d395e9e0dec314041de0ff3376ee56fb20700" text:style-name="Internet_20_link" text:visited-style-name="Visited_20_Internet_20_Link">Add functions called from non-pageable functions to non-paged segments</text:a><text:line-break/> <text:s text:c="3"/>Found by Driver Verifier</text:p>
      <text:p text:style-name="Text_20_body"><text:a xlink:type="simple" xlink:href="http://git.engineering.redhat.com/git/users/sstutsma/qxl-wddm-dod.git/commit/?h=devel&amp;id=f8aed9bb4bee5b1c0b2e4458c999fa43b2ce0dbb" text:style-name="Internet_20_link" text:visited-style-name="Visited_20_Internet_20_Link">Do not use virtual functions for code that must not be paged</text:a><text:line-break/> <text:s text:c="3"/>There is no way to guarantee that the static vtable will be in<text:line-break/> <text:s text:c="3"/>non-pageable memory. <text:s/>This patch converts 3 virtual non-pageble functions<text:line-break/> <text:s text:c="3"/>to functions private to each device class, the parent class will make<text:line-break/> <text:s text:c="3"/>an explicit call (based on a new device type initialized at object<text:line-break/> <text:s text:c="3"/>creation) to the correct function.</text:p>
      <text:p text:style-name="Text_20_body"><text:a xlink:type="simple" xlink:href="http://git.engineering.redhat.com/git/users/sstutsma/qxl-wddm-dod.git/commit/?h=devel&amp;id=fc8e43fb0cb0207d26bf0ff3f2d46e9f52316c47" text:style-name="Internet_20_link" text:visited-style-name="Visited_20_Internet_20_Link">Remove unused notify present display only interrupt and fix interrupt mask</text:a><text:line-break/> <text:s text:c="3"/>This interrupt is used for asynchronous present calls.<text:line-break/> <text:s text:c="3"/>Fixed the interrupt mask to reflect currently used interrupts.</text:p>
      <text:p text:style-name="P6"><text:a xlink:type="simple" xlink:href="http://git.engineering.redhat.com/git/users/sstutsma/qxl-wddm-dod.git/commit/?h=devel&amp;id=d179dd861711bb4bc1133dea8d6fc56f4d7446e6" text:style-name="Internet_20_link" text:visited-style-name="Visited_20_Internet_20_Link">Code Analysis clean up.</text:a><text:line-break/> <text:s text:c="3"/>mspace.c is renamed to mspace.cpp <text:s/>because of a bug in Visual Studio<text:line-break/> <text:s text:c="3"/>(see<text:a xlink:type="simple" xlink:href="https://www.osr.com/blog/2015/08/12/windows-10-wdk-visual-studio-2015-issues/" text:style-name="Internet_20_link" text:visited-style-name="Visited_20_Internet_20_Link"> </text:a><text:a xlink:type="simple" xlink:href="https://www.osr.com/blog/2015/08/12/windows-10-wdk-visual-studio-2015-issues/" text:style-name="Internet_20_link" text:visited-style-name="Visited_20_Internet_20_Link"><text:span text:style-name="T4">https://www.osr.com/blog/2015/08/12/windows-10-wdk-visual-studio-2015-issues/</text:span></text:a>)<text:line-break/> <text:s text:c="3"/><text:line-break/> <text:s text:c="3"/>Other changes are to quiet messages from VS code analysis and to complete the<text:line-break/> <text:s text:c="3"/>upgrade to using Windows 10 WDK.</text:p>
      <text:h text:style-name="P28" text:outline-level="3"/>
      <text:h text:style-name="P30" text:outline-level="3">Bug fixes / Debugging Aids</text:h>
      <text:p text:style-name="Text_20_body"><text:a xlink:type="simple" xlink:href="http://git.engineering.redhat.com/git/users/sstutsma/qxl-wddm-dod.git/commit/?h=devel&amp;id=4fedf4bc5edf6a97fff5e5012c73d0e5b9e379c1" text:style-name="Internet_20_link" text:visited-style-name="Visited_20_Internet_20_Link">Add printer class to dump debug print statements to kernel debugger output</text:a><text:line-break/> <text:s text:c="3"/>Allows the usage of Kd_IHVVIDEO_Mask to control print level while debugging</text:p>
      <text:p text:style-name="P19"><text:a xlink:type="simple" xlink:href="http://git.engineering.redhat.com/git/users/sstutsma/qxl-wddm-dod.git/commit/?h=devel&amp;id=f326f83fc3205dc84769ad55ec9c469d02129e53" text:style-name="Internet_20_link" text:visited-style-name="Visited_20_Internet_20_Link">Set DriverStarted flag at the begining of the StartDriver function</text:a> <text:line-break/> <text:s text:c="4"/>With the Driver Verifier on, a DPC generated during the call will assert if the flag is not set. <text:line-break/> <text:s text:c="4"/>Changed error handling so that if something fails, the code will break out of a do loop and reset the <text:line-break/> <text:s text:c="4"/>flag to false before returning the error status.</text:p>
      <text:p text:style-name="P5"><text:a xlink:type="simple" xlink:href="http://git.engineering.redhat.com/git/users/sstutsma/qxl-wddm-dod.git/commit/?h=devel&amp;id=45a2f73a6c09f54ef418a8aa41593d05a06232bf" text:style-name="Internet_20_link" text:visited-style-name="Visited_20_Internet_20_Link"><text:span text:style-name="T2">On power wake call the init functions before setting the vidpn to black. <text:s/>Otherwise, BSOD.</text:span></text:a></text:p>
      <text:p text:style-name="P5"><text:a xlink:type="simple" xlink:href="http://git.engineering.redhat.com/git/users/sstutsma/qxl-wddm-dod.git/commit/?h=devel&amp;id=e334f6c2758b4f8f2ca1016a4d6db1bd89252552" text:style-name="Internet_20_link" text:visited-style-name="Visited_20_Internet_20_Link"><text:span text:style-name="T2">Use SrcPitch when calculating size of memory to map PresentDisplayOnly</text:span></text:a><text:span text:style-name="T2"><text:line-break/> <text:s text:c="3"/>Otherwise, can result in a BSOD.</text:span></text:p>
      <text:p text:style-name="P5"><text:a xlink:type="simple" xlink:href="http://git.engineering.redhat.com/git/users/sstutsma/qxl-wddm-dod.git/commit/?h=devel&amp;id=475fb5da133cab7f5d7a6ca4e28e3fc45425b30b" text:style-name="Internet_20_link" text:visited-style-name="Visited_20_Internet_20_Link"><text:span text:style-name="T2">Set Allow Date, Time and Timestamp property for all builds/platforms</text:span></text:a><text:span text:style-name="T2"> <text:line-break/> <text:s text:c="3"/>Defines standard C/CPP macros __DATE__, __TIME__, __TIMESTAMP__.<text:line-break/> <text:s text:c="3"/>Allows for 64bit test signing.</text:span></text:p>
      <text:p text:style-name="Text_20_body"><text:s/><text:a xlink:type="simple" xlink:href="http://git.engineering.redhat.com/git/users/sstutsma/qxl-wddm-dod.git/commit/?h=devel&amp;id=a3b0b108d56323163ff0660cbc16d1f6cfa4ec11" text:style-name="Internet_20_link" text:visited-style-name="Visited_20_Internet_20_Link">Comment out frame buffer mapping.</text:a><text:line-break/> <text:s text:c="4"/>WDDM DOD driver doesn't touch the frame buffer (bar0), so no reason to map in into memory.<text:line-break/> <text:s text:c="4"/>Especially as there were rare BSOD failures when the mapping failed. <text:s/>Leaving the code<text:line-break/> <text:s text:c="4"/>in place so it clear where the frame buffer should be mapped if we need to do it in the future.</text:p>
      <text:p text:style-name="Text_20_body"><text:a xlink:type="simple" xlink:href="http://git.engineering.redhat.com/git/users/sstutsma/qxl-wddm-dod.git/commit/?h=devel&amp;id=fb369d5649e5e09cde2d4dc925f217825ffcce40" text:style-name="Internet_20_link" text:visited-style-name="Visited_20_Internet_20_Link">Fix up project configuration names to be consistent. (+1 squashed commits)</text:a></text:p>
      <text:p text:style-name="Text_20_body"><text:a xlink:type="simple" xlink:href="http://git.engineering.redhat.com/git/users/sstutsma/qxl-wddm-dod.git/commit/?h=devel&amp;id=494f3b838105071ef47a80895a46ff9378e2ce93" text:style-name="Internet_20_link" text:visited-style-name="Visited_20_Internet_20_Link">Enable HW cursor support and fix handling of monochrome cursors.</text:a><text:line-break/> <text:s text:c="3"/>* Turn on enable pointer<text:line-break/> <text:s text:c="3"/>* Allow for 1bpp bitmap followed by 1bpp XOR map.</text:p>
      <text:p text:style-name="Text_20_body"><text:a xlink:type="simple" xlink:href="http://git.engineering.redhat.com/git/users/sstutsma/qxl-wddm-dod.git/commit/?h=devel&amp;id=a8cf0024aa94fb2231a8381dc050e99300ae14f7" text:style-name="Internet_20_link" text:visited-style-name="Visited_20_Internet_20_Link">Remove minimum size restrict for custom resolution. (+1 squashed commits)</text:a><text:line-break/> <text:s text:c="3"/>Remove minimum size restrict for custom resolution.</text:p>
      <text:h text:style-name="Heading_20_3" text:outline-level="3">Features</text:h>
      <text:p text:style-name="Text_20_body"><text:a xlink:type="simple" xlink:href="http://git.engineering.redhat.com/git/users/sstutsma/qxl-wddm-dod.git/commit/?h=devel&amp;id=088408693c0c07ca88e085209977ecbae7e6815e" text:style-name="Internet_20_link" text:visited-style-name="Visited_20_Internet_20_Link">Add arbitrary resolution and monitors_config Escape</text:a><text:line-break/> <text:s text:c="3"/>Implement the escapes for the qxl driver and add some debug output for multiple monitor support</text:p>
      <text:h text:style-name="Heading_20_3" text:outline-level="3">Performance</text:h>
      <text:p text:style-name="P13"><text:a xlink:type="simple" xlink:href="http://git.engineering.redhat.com/git/users/sstutsma/qxl-wddm-dod.git/commit/?h=devel&amp;id=5df8c4f318d808a8381a948da3ce15b5d4aa6682" text:style-name="Internet_20_link" text:visited-style-name="Visited_20_Internet_20_Link">Use the second bar (VRAM) for qxl command buffer.</text:a><text:line-break/> <text:s text:c="3"/><text:span text:style-name="T4">Using Bar1 eliminates some stalling while waiting for the command buffer.</text:span></text:p>
      <text:p text:style-name="P24"/>
      <text:p text:style-name="P26">Current State of the WDDM-DOD driver.</text:p>
      <text:p text:style-name="P32"><text:span text:style-name="T9">Swapna has run some performance tests on the driver. <text:s/>So far there are no known rendering artifacts, crashes, etc. <text:s/>The performance is judged to be at least as good as the qxl-wddm-dod driver that it is based on. <text:s/>I'm not sure how it compares to the Microsoft Basic Display Adapter. <text:s/>I believe it is close to being acceptable for demo purposes.</text:span></text:p>
      <text:p text:style-name="P32"><text:span text:style-name="T14">Current code is checked to the devel branch of http://git.engineering.redhat.com/git/users/sstutsma/qxl-wddm-dod.git/</text:span><text:line-break/><text:line-break/></text:p>
      <text:p text:style-name="Text_20_body"/>
      <text:p text:style-name="P4"/>
      <text:p text:style-name="P21"/>
      <text:p text:style-name="P23">QXL-DOD in a Nutshell</text:p>
      <text:h text:style-name="P29" text:outline-level="3">Rendering and Memory</text:h>
      <text:p text:style-name="P10">Starting with Windows 8 Microsoft introduced the<text:span text:style-name="T11">ir software renderer, <text:s/>the </text:span><text:s/>WARP engine (Windows Advanced Rendering Platform). <text:s/><text:span text:style-name="T11">This</text:span> is what makes the DOD driver possible. <text:s/><text:span text:style-name="T8">When a DOD driver is installed, the WARP engine renderer images into system memory and uses the driver function </text:span><text:span text:style-name="T5">ExecutePresentDisplayOnly</text:span><text:span text:style-name="T8"> to tell the driver to copy images from system memory to the frame buffer. The qxl-wddm driver copies those images into commands formatted into VRAM (BAR1) and sends them to the Spice Server (See Figure 1).</text:span></text:p>
      <text:p text:style-name="P8"/>
      <text:p text:style-name="P8"><draw:g text:anchor-type="paragraph" draw:z-index="0" draw:style-name="gr1"><draw:custom-shape draw:style-name="gr2" draw:text-style-name="P33" svg:width="3.4587in" svg:height="0.448in" svg:x="1.3736in" svg:y="1.0035in"><text:p/><draw:enhanced-geometry svg:viewBox="0 0 21600 21600" draw:type="rectangle" draw:enhanced-path="M 0 0 L 21600 0 21600 21600 0 21600 0 0 Z N"/></draw:custom-shape><draw:custom-shape draw:style-name="gr3" svg:width="3.4587in" svg:height="0.448in" svg:x="1.3937in" svg:y="2.1807in"><text:p/><draw:enhanced-geometry svg:viewBox="0 0 21600 21600" draw:type="rectangle" draw:enhanced-path="M 0 0 L 21600 0 21600 21600 0 21600 0 0 Z N"/></draw:custom-shape><draw:frame draw:style-name="gr4" draw:text-style-name="P34" svg:width="1.4587in" svg:height="0.3843in" svg:x="1.6437in" svg:y="1.0673in"><draw:text-box><text:p>System Memory</text:p><text:p/></draw:text-box></draw:frame><draw:custom-shape draw:style-name="gr3" svg:width="3.4587in" svg:height="0.448in" svg:x="1.3937in" svg:y="1.6075in"><text:p/><draw:enhanced-geometry svg:viewBox="0 0 21600 21600" draw:type="rectangle" draw:enhanced-path="M 0 0 L 21600 0 21600 21600 0 21600 0 0 Z N"/></draw:custom-shape><draw:frame draw:style-name="gr5" draw:text-style-name="P34" svg:width="1.5213in" svg:height="0.313in" svg:x="1.7067in" svg:y="1.7224in"><draw:text-box><text:p>DOD VRAM</text:p></draw:text-box></draw:frame><draw:frame draw:style-name="gr6" draw:text-style-name="P35" svg:width="1.2713in" svg:height="0.576in" svg:x="1.4984in" svg:y="2.2299in"><draw:text-box><text:p><text:span text:style-name="T15">DOD DEVRAM</text:span><text:span text:style-name="T15"><text:line-break/></text:span><text:span text:style-name="T15">frame buffer</text:span></text:p><text:p><text:span text:style-name="T15"/></text:p></draw:text-box></draw:frame><draw:frame draw:style-name="gr7" draw:text-style-name="P34" svg:width="1.4378in" svg:height="0.4898in" svg:x="3.0091in" svg:y="-0.0528in"><draw:text-box><text:p>Warp renders to system memory</text:p></draw:text-box></draw:frame><draw:custom-shape draw:style-name="gr8" svg:width="0.2189in" svg:height="0.5315in" svg:x="3.561in" svg:y="0.472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9" draw:text-style-name="P34" svg:width="3.1669in" svg:height="1.0071in" svg:x="1.8937in" svg:y="2.7224in"><draw:text-box><text:p text:style-name="P36">Graphics kernel sends the driver blt copy commands. <text:s/>The driver copies from system memory into the command/image buffer managed by mspace</text:p></draw:text-box></draw:frame><draw:custom-shape draw:style-name="gr10" draw:text-style-name="P37" svg:width="0.8543in" svg:height="0.448in" svg:x="3.1236in" svg:y="1.0035in"><text:p/><draw:enhanced-geometry svg:viewBox="0 0 21600 21600" draw:type="rectangle" draw:enhanced-path="M 0 0 L 21600 0 21600 21600 0 21600 0 0 Z N"/></draw:custom-shape><draw:custom-shape draw:style-name="gr10" draw:text-style-name="P37" svg:width="0.8543in" svg:height="0.448in" svg:x="3.3421in" svg:y="1.6075in"><text:p/><draw:enhanced-geometry svg:viewBox="0 0 21600 21600" draw:type="rectangle" draw:enhanced-path="M 0 0 L 21600 0 21600 21600 0 21600 0 0 Z N"/></draw:custom-shape><draw:custom-shape draw:style-name="gr11" draw:text-style-name="P38" svg:width="0.0835in" svg:height="0.2921in" svg:x="3.6965in" svg:y="1.31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12"><draw:custom-shape draw:style-name="gr13" draw:text-style-name="P39" svg:width="0.3862in" svg:height="0.4488in" svg:x="2.9567in" svg:y="1.6075in"><text:p/><draw:enhanced-geometry svg:viewBox="0 0 21600 21600" draw:type="rectangle" draw:enhanced-path="M 0 0 L 21600 0 21600 21600 0 21600 0 0 Z N"/></draw:custom-shape><draw:frame draw:style-name="gr4" draw:text-style-name="P35" svg:width="0.4386in" svg:height="0.3843in" svg:x="2.9567in" svg:y="1.6075in"><draw:text-box><text:p><text:span text:style-name="T15">cmd</text:span><text:span text:style-name="T15"><text:line-break/></text:span><text:span text:style-name="T15">hdr</text:span></text:p></draw:text-box></draw:frame></draw:g><draw:frame draw:style-name="gr14" draw:text-style-name="P34" svg:width="2.0835in" svg:height="0.448in" svg:x="2.2173in" svg:y="3.7291in"><draw:text-box><text:p text:style-name="P40">QXL-WDDM-DOD</text:p><text:p text:style-name="P40">Figure 1</text:p></draw:text-box></draw:frame><draw:line draw:style-name="gr15" draw:text-style-name="P40" svg:x1="0.8839in" svg:y1="1.5311in" svg:x2="5.9984in" svg:y2="1.5413in"><text:p/></draw:line><draw:frame draw:style-name="gr16" draw:text-style-name="P35" svg:width="0.9169in" svg:height="0.576in" svg:x="5.1547in" svg:y="1.2291in"><draw:text-box><text:p><text:span text:style-name="T15">gfx kernel</text:span><text:span text:style-name="T15"><text:line-break/></text:span><text:span text:style-name="T15"/></text:p><text:p><text:span text:style-name="T15">qxl driver</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
      <text:p text:style-name="P18"/>
      <text:p text:style-name="P22">QXL-WDDM NEXT</text:p>
      <text:p text:style-name="P8"/>
      <text:p text:style-name="P9"><text:span text:style-name="T6">W</text:span>e are a long way from a fully <text:span text:style-name="T7">functional</text:span> WDDM driver. <text:s/>However, I think that there are some reasonable <text:span text:style-name="T7">intermediate </text:span>steps to improve performance <text:span text:style-name="T7">and move development in the right direction</text:span>. <text:s/>It <text:span text:style-name="T11">requires</text:span> implementing a mostly stubbed out user mode driver. <text:span text:style-name="T11">Most of this</text:span> work would <text:span text:style-name="T11">be</text:span> in the miniport <text:span text:style-name="T6">driver</text:span>. <text:s/></text:p>
      <text:p text:style-name="P9"><text:span text:style-name="T8">Windows OSes that support the WDDM display model have a video memory manager(VMM)</text:span>. <text:s/><text:span text:style-name="T6">The display driver can describe device memory to the VMM and hand it off to the OS to use for off screen rendering. If the qxl-wddm driver hands off VRAM to the VMM, t</text:span>he WARP render<text:span text:style-name="T8">er</text:span> will use this memory <text:span text:style-name="T11">directly</text:span> for off screen rendering. <text:s/><text:span text:style-name="T7">In figure 2, the top part of DEVRAM would still serve as the frame buffer and the bottom part can be used as command headers that point to the images rendered in VRAM. <text:s/>The benefit is the elimination of a whole lot of CPU pixel copies. There may be better ways to arrange device memory but this mostly serves as an illustration of what is possible.</text:span></text:p>
      <text:p text:style-name="P11">Most of the development effort <text:span text:style-name="T11">is implementing</text:span> the memory interface and synchroniz<text:span text:style-name="T11">ing </text:span>the <text:span text:style-name="T11">shared </text:span>use <text:span text:style-name="T11">VRAM</text:span>. <text:s/><text:span text:style-name="T8">Fortunately, there are some open source examples of this type of WDDM implementation. </text:span></text:p>
      <text:p text:style-name="P12"><draw:frame text:anchor-type="paragraph" draw:z-index="17" draw:style-name="gr32" draw:text-style-name="P35" svg:width="0.9169in" svg:height="0.576in" svg:x="5.1756in" svg:y="2.4091in"><draw:text-box><text:p><text:span text:style-name="T15">gfx kernel</text:span><text:span text:style-name="T15"><text:line-break/></text:span><text:span text:style-name="T15"/></text:p><text:p><text:span text:style-name="T15">qxl driver</text:span></text:p></draw:text-box></draw:frame><draw:line text:anchor-type="paragraph" draw:z-index="16" draw:style-name="gr31" draw:text-style-name="P40" svg:x1="0.4673in" svg:y1="2.6484in" svg:x2="6.2173in" svg:y2="2.6382in"><text:p/></draw:line><draw:frame text:anchor-type="paragraph" draw:z-index="15" draw:style-name="gr30" draw:text-style-name="P34" svg:width="2.0835in" svg:height="0.448in" svg:x="1.9673in" svg:y="4.4547in"><draw:text-box><text:p text:style-name="P40">QXL-WDDM</text:p><text:p text:style-name="P40">Figure 2</text:p></draw:text-box></draw:frame><draw:frame text:anchor-type="paragraph" draw:z-index="14" draw:style-name="gr29" draw:text-style-name="P34" svg:width="0.8543in" svg:height="0.4169in" svg:x="3.8217in" svg:y="2.7354in"><draw:text-box><text:p>Command headers</text:p></draw:text-box></draw:frame><draw:line text:anchor-type="paragraph" draw:z-index="13" draw:style-name="gr28" draw:text-style-name="P40" svg:x1="3.1654in" svg:y1="2.5791in" svg:x2="3.6236in" svg:y2="2.7354in"><text:p/></draw:line><draw:frame text:anchor-type="paragraph" draw:z-index="12" draw:style-name="gr27" draw:text-style-name="P35" svg:width="0.4378in" svg:height="0.3843in" svg:x="3.2382in" svg:y="2.7354in"><draw:text-box><text:p><text:span text:style-name="T15">cmd</text:span><text:span text:style-name="T15"><text:line-break/></text:span><text:span text:style-name="T15">hdr</text:span></text:p></draw:text-box></draw:frame><draw:custom-shape text:anchor-type="paragraph" draw:z-index="11" draw:style-name="gr26" draw:text-style-name="P42" svg:width="1.0524in" svg:height="0.448in" svg:x="3.6236in" svg:y="2.7043in"><text:p/><draw:enhanced-geometry svg:viewBox="0 0 21600 21600" draw:type="rectangle" draw:enhanced-path="M 0 0 L 21600 0 21600 21600 0 21600 0 0 Z N"/></draw:custom-shape><draw:custom-shape text:anchor-type="paragraph" draw:z-index="10" draw:style-name="gr25" draw:text-style-name="P41" svg:width="0.4378in" svg:height="0.448in" svg:x="3.1862in" svg:y="2.7043in"><text:p/><draw:enhanced-geometry svg:viewBox="0 0 21600 21600" draw:type="rectangle" draw:enhanced-path="M 0 0 L 21600 0 21600 21600 0 21600 0 0 Z N"/></draw:custom-shape><draw:line text:anchor-type="paragraph" draw:z-index="9" draw:style-name="gr24" draw:text-style-name="P40" svg:x1="3.2382in" svg:y1="2.7043in" svg:x2="3.2382in" svg:y2="3.1524in"><text:p/></draw:line><draw:custom-shape text:anchor-type="paragraph" draw:z-index="8" draw:style-name="gr23" draw:text-style-name="P37" svg:width="0.8543in" svg:height="0.448in" svg:x="3.1654in" svg:y="2.1311in"><text:p/><draw:enhanced-geometry svg:viewBox="0 0 21600 21600" draw:type="rectangle" draw:enhanced-path="M 0 0 L 21600 0 21600 21600 0 21600 0 0 Z N"/></draw:custom-shape><draw:frame text:anchor-type="paragraph" draw:z-index="7" draw:style-name="gr22" draw:text-style-name="P34" svg:width="3.1878in" svg:height="0.9594in" svg:x="1.4673in" svg:y="3.3189in"><draw:text-box><text:p>Graphics kernel sends blt commands to the qxl driver. <text:s/>The miniport driver allocates a command header <text:s/>from DEVRAM <text:s/>(managed by mspace). That command will have a pointer to the image data in VRAM. </text:p></draw:text-box></draw:frame><draw:custom-shape text:anchor-type="paragraph" draw:z-index="6" draw:style-name="gr21" svg:width="0.2189in" svg:height="0.5315in" svg:x="3.1654in" svg:y="1.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style-name="gr20" draw:text-style-name="P34" svg:width="1.8752in" svg:height="0.7677in" svg:x="2.4047in" svg:y="1.2028in"><draw:text-box><text:p>Warp renders directly to VRAM memory</text:p></draw:text-box></draw:frame><draw:frame text:anchor-type="paragraph" draw:z-index="4" draw:style-name="gr19" draw:text-style-name="P34" svg:width="1.2713in" svg:height="0.3858in" svg:x="1.311in" svg:y="2.7665in"><draw:text-box><text:p>DOD DEVRAM Framebuffer</text:p></draw:text-box></draw:frame><draw:frame text:anchor-type="paragraph" draw:z-index="3" draw:style-name="gr18" draw:text-style-name="P34" svg:width="1.5524in" svg:height="0.4398in" svg:x="1.4984in" svg:y="2.1902in"><draw:text-box><text:p>VRAM managed by graphics kernel</text:p></draw:text-box></draw:frame><draw:custom-shape text:anchor-type="paragraph" draw:z-index="2" draw:style-name="gr17" svg:width="3.4587in" svg:height="0.448in" svg:x="1.2173in" svg:y="2.1311in"><text:p/><draw:enhanced-geometry svg:viewBox="0 0 21600 21600" draw:type="rectangle" draw:enhanced-path="M 0 0 L 21600 0 21600 21600 0 21600 0 0 Z N"/></draw:custom-shape><draw:custom-shape text:anchor-type="paragraph" draw:z-index="1" draw:style-name="gr17" svg:width="3.4587in" svg:height="0.448in" svg:x="1.2173in" svg:y="2.7043in"><text:p/><draw:enhanced-geometry svg:viewBox="0 0 21600 21600" draw:type="rectangle" draw:enhanced-path="M 0 0 L 21600 0 21600 21600 0 21600 0 0 Z N"/></draw:custom-shape>Another optimization <text:span text:style-name="T12">is double buffering.</text:span> <text:s text:c="2"/><text:span text:style-name="T9">While it would require </text:span>2x frame buffer memory, <text:span text:style-name="T9">it</text:span> may decrease Spice bandwidth as only “dirty rects” would <text:span text:style-name="T9">need</text:span> be sent on each flip command <text:span text:style-name="T12">rather than every blt.</text:span></text:p>
      <text:p text:style-name="P20"/>
      <text:p text:style-name="P25">VD_Agent for WDDM.</text:p>
      <text:p text:style-name="P14">With the newer Windows OSes, there's a new CCD (Connecting and Configuring Displays) API. <text:s/>The older approach, while <text:span text:style-name="T10">it </text:span>mostly works, <text:span text:style-name="T10">is not </text:span>completely reliable and not supported for platforms running a WDDM driver. <text:s/><text:span text:style-name="T10">When running with a wddm driver, displays can not be configured individually. </text:span><text:s/>Rather all displays are configured when<text:span text:style-name="T10">ever</text:span> SetDisplayConfig is called. <text:s/><text:span text:style-name="T10">So arbitrary resolution will work fine with a Windows VM running wddm on one monitor. <text:s/>But with a multi-monitor configuration ,the results are unpredictable.</text:span></text:p>
      <text:p text:style-name="P16">Another difference is the driver escape mechanism has changed for WDDM drivers. <text:s text:c="2"/>There isn't a simple driver escape anymore. <text:s/>Instead, the application needs to get the “D3DKMTEscape” function pointer from gdi32.dll. <text:s/>Calling this function will pass the input data to the DxgkDdiEscape function in the driver. Both custom resolution and monitors config are implemented using this function.</text:p>
      <text:p text:style-name="P14">To implement <text:span text:style-name="T13">differences</text:span>, I created a new base class DisplayConfig that handles the configuration tasks; setting/update the resolution and monitor positions. There's a derived class for each of the qxl driver types, xpdm and wddm. <text:s text:c="2"/><text:span text:style-name="T10">For xpdm, it performs the same as the current version of vd_agent. For wddm, monitors are configured using the CCD interface and the gdi32 D3DKMTEscape function. <text:s/></text:span></text:p>
      <text:p text:style-name="P15">It may be that the best way going forward is to create a separate vd_agent for each driver model. <text:s/>But at least this code is a functioning example of how to use the CCD interface.</text:p>
      <text:p text:style-name="P31">I have a copy of the upstream repo with these changes in my personal repo. <text:span text:style-name="T14">http://git.engineering.redhat.com/git/users/sstutsma/vd_agent.gi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stroke-dash draw:name="Dashed_20__28_var_29__20_4" draw:display-name="Dashed (var) 4" draw:style="rect" draw:dots1="1" draw:dots1-length="0.0063in" draw:dots2="1" draw:dots2-length="0.0063in" draw:distance="0.0063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class="text"/>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46:41.971000000</meta:creation-date>
    <meta:editing-duration>P2DT23H3M13S</meta:editing-duration>
    <meta:editing-cycles>4</meta:editing-cycles>
    <meta:generator>LibreOffice/5.0.3.2$Windows_x86 LibreOffice_project/e5f16313668ac592c1bfb310f4390624e3dbfb75</meta:generator>
    <dc:date>2016-01-07T13:25:44.613000000</dc:date>
    <meta:document-statistic meta:table-count="0" meta:image-count="0" meta:object-count="0" meta:page-count="6" meta:paragraph-count="41" meta:word-count="1173" meta:character-count="7651" meta:non-whitespace-character-count="6339"/>
  </office:meta>
</office:document-meta>
</file>